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490" officeooo:paragraph-rsid="000ab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ol Fornós Cuní<text:tab/><text:tab/><text:tab/><text:tab/>Sistemes Operatius</text:p>
      <text:p text:style-name="P1"/>
      <text:p text:style-name="P1"/>
      <text:p text:style-name="P1"/>
      <text:p text:style-name="P1">Ens registrem en la pagina web github.com</text:p>
      <text:p text:style-name="P1">Creem un repositori public o privat</text:p>
      <text:p text:style-name="P1">Ens instalem el programa git</text:p>
      <text:p text:style-name="P1">clonem el repositori que em creat en el github al nostre ordinador (git clone (https://github.com/Kreenz/MyFiles))</text:p>
      <text:p text:style-name="P1">Afeguim el nostre correu per poder fer modifcacions amb git config –global user.email «email»</text:p>
      <text:p text:style-name="P1">Posem un arxiu en el repositori del ordinador</text:p>
      <text:p text:style-name="P1">Escribir git add (nom del arxiu) per guardarlo</text:p>
      <text:p text:style-name="P1">Escribir git commit -a </text:p>
      <text:p text:style-name="P1">Escribir els canvis que em fet.</text:p>
      <text:p text:style-name="P1">Li donem a cntrl^o, enter i despres sortim amb cntrl^x</text:p>
      <text:p text:style-name="P1">Fem finalment un git push per pujarlos al repositori onli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s </meta:initial-creator>
    <meta:creation-date>2015-03-20T09:06:06.258615976</meta:creation-date>
    <dc:date>2015-03-20T09:13:35.395771386</dc:date>
    <dc:creator>ies 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98" meta:character-count="609" meta:non-whitespace-character-count="519"/>
  </office:meta>
</office:document-meta>
</file>